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6.2311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3.9173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9752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Catalogue_20_Item_20_Specification_20_U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fo:border="none"/>
    </style:style>
    <style:style style:name="ce2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Item Specification Up" table:style-name="ta1" table:print-ranges="'Catalogue Item Specification Up'.A2:'Catalogue Item Specification Up'.AE20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4"/>
        <table:table-column table:style-name="co5" table:default-cell-style-name="ce7"/>
        <table:table-column table:style-name="co6" table:default-cell-style-name="ce7"/>
        <table:table-column table:style-name="co3" table:number-columns-repeated="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23"/>
        <table:table-column table:style-name="co10" table:default-cell-style-name="ce7"/>
        <table:table-column table:style-name="co11" table:default-cell-style-name="ce14"/>
        <table:table-column table:style-name="co12" table:default-cell-style-name="ce7"/>
        <table:table-column table:style-name="co13" table:default-cell-style-name="ce7"/>
        <table:table-column table:style-name="co10" table:default-cell-style-name="ce7"/>
        <table:table-column table:style-name="co3" table:number-columns-repeated="2" table:default-cell-style-name="ce7"/>
        <table:table-column table:style-name="co14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406in" svg:height="2.3642in" svg:x="3.1516in" svg:y="0.1091in" draw:caption-point-x="-3.1516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8in" svg:height="2.3642in" svg:x="8.7402in" svg:y="0.1091in" draw:caption-point-x="-8.7402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85in" svg:height="2.3642in" svg:x="9.8154in" svg:y="0.1091in" draw:caption-point-x="-9.8154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563in" svg:height="2.3642in" svg:x="13.6106in" svg:y="0.1091in" draw:caption-point-x="-13.6106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8.2736in" svg:height="0.8913in" svg:x="14.7846in" svg:y="0.0213in" draw:caption-point-x="-14.7846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4.2717in" svg:height="2.0083in" svg:x="16.1106in" svg:y="0.0213in" draw:caption-point-x="-16.1106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4.272in" svg:height="2.0083in" svg:x="17.0016in" svg:y="0.0213in" draw:caption-point-x="-17.0016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6.1126in" svg:height="1.3638in" svg:x="17.8929in" svg:y="0.0213in" draw:caption-point-x="-17.8929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465in" svg:height="2.3642in" svg:x="18.7839in" svg:y="0.1091in" draw:caption-point-x="-18.7839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177in" svg:height="2.3642in" svg:x="21.4579in" svg:y="0.1091in" draw:caption-point-x="-21.4579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3.0882in" svg:height="2.3642in" svg:x="23.8921in" svg:y="0.1091in" draw:caption-point-x="-23.8921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24in" svg:height="2.3642in" svg:x="26.752in" svg:y="0.1091in" draw:caption-point-x="-26.752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44in" svg:height="2.3642in" svg:x="27.176in" svg:y="0.1091in" draw:caption-point-x="-27.176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488in" svg:height="2.3642in" svg:x="28.7508in" svg:y="0.1091in" draw:caption-point-x="-28.7508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3.3921in" svg:height="2.3642in" svg:x="34.0791in" svg:y="0.1091in" draw:caption-point-x="-34.0791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7" office:value-type="string">
            <office:annotation draw:style-name="gr1" draw:text-style-name="P1" svg:width="1.7512in" svg:height="2.3642in" svg:x="39.4043in" svg:y="0.1091in" draw:caption-point-x="-39.4043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7" office:value-type="string">
            <office:annotation draw:style-name="gr1" draw:text-style-name="P1" svg:width="1.7724in" svg:height="2.3642in" svg:x="40.3823in" svg:y="0.1091in" draw:caption-point-x="-40.3823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ItemSpecificationUpdate">
              <text:p>CatalogueItemSpecificationUpdate</text:p>
            </table:table-cell>
            <table:table-cell table:style-name="ce2" office:value-type="string">
              <text:p>Catalogue Item Specification Update. Details</text:p>
            </table:table-cell>
            <table:table-cell table:style-name="ce10"/>
            <table:table-cell table:style-name="ce10" office:value-type="string">
              <text:p>Catalogue Item Specification Update</text:p>
            </table:table-cell>
            <table:table-cell table:style-name="ce10" table:number-columns-repeated="10"/>
            <table:table-cell table:style-name="ce21"/>
            <table:table-cell table:style-name="ce10" office:value-type="string">
              <text:p>ABIE</text:p>
            </table:table-cell>
            <table:table-cell table:style-name="ce28" office:value-type="string">
              <text:p>The document used to update information about Items (e.g., technical descriptions and properties) on an existing Catalogue.</text:p>
            </table:table-cell>
            <table:table-cell table:style-name="ce28"/>
            <table:table-cell table:style-name="ce39"/>
            <table:table-cell table:style-name="ce43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8"/>
            <table:table-cell table:style-name="ce49" table:number-columns-repeated="113"/>
            <table:table-cell table:number-columns-repeated="112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atalogue Item Specification Update. UBL Version Identifier. Identifier</text:p>
          </table:table-cell>
          <table:table-cell table:style-name="ce11"/>
          <table:table-cell office:value-type="string">
            <text:p>Catalogue Item Specification Update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2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29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0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Catalogue Item Specification Update. Customization Identifier. Identifier</text:p>
          </table:table-cell>
          <table:table-cell table:style-name="ce11"/>
          <table:table-cell office:value-type="string">
            <text:p>Catalogue Item Specification Update</text:p>
          </table:table-cell>
          <table:table-cell table:style-name="ce16"/>
          <table:table-cell table:style-name="ce16" office:value-type="string">
            <text:p>Customization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2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Identifies a user-defined customization of UBL for a specific use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0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atalogue Item Specification Update. Profile Identifier. Identifier</text:p>
          </table:table-cell>
          <table:table-cell table:style-name="ce11"/>
          <table:table-cell office:value-type="string">
            <text:p>Catalogue Item Specification Update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2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29" office:value-type="string">
            <text:p>Identifies a user-defined profile of the subset of UBL being used.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11"/>
          <table:table-cell table:style-name="ce50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Catalogue Item Specification Update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An identifier for the Catalogue Revision assigned by the Seller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Catalogue Item Specification Update. UUID. Identifier</text:p>
          </table:table-cell>
          <table:table-cell/>
          <table:table-cell office:value-type="string">
            <text:p>Catalogue Item Specification Update</text:p>
          </table:table-cell>
          <table:table-cell/>
          <table:table-cell/>
          <table:table-cell table:style-name="Default" office:value-type="string">
            <text:p>UUID</text:p>
          </table:table-cell>
          <table:table-cell table:formula="oooc:=IF([.F7]&lt;&gt;&quot;&quot;;CONCATENATE([.F7];&quot; &quot;;[.G7]);[.G7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Catalogue Revision instanc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Name">
            <text:p>Name</text:p>
          </table:table-cell>
          <table:table-cell table:style-name="ce8" office:value-type="string">
            <text:p>Catalogue Item Specification Update. Name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8]&lt;&gt;&quot;&quot;;CONCATENATE([.F8];&quot; &quot;;[.G8]);[.G8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name given to the Catalogue Revision.</text:p>
          </table:table-cell>
          <table:table-cell office:value-type="string">
            <text:p>"electrical goods - new energy ratings.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Item Specification Update. Issue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Revision was issu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Item Specification Update. Issue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Revision was issu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visionDate">
            <text:p>RevisionDate</text:p>
          </table:table-cell>
          <table:table-cell table:style-name="ce8" office:value-type="string">
            <text:p>Catalogue Item Specification Update. Revision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Date</text:p>
          </table:table-cell>
          <table:table-cell table:formula="oooc:=IF([.F11]&lt;&gt;&quot;&quot;;CONCATENATE([.F11];&quot; &quot;;[.G11]);[.G11])" office:value-type="string" office:string-value="Revision Date">
            <text:p>Revision Date</text:p>
          </table:table-cell>
          <table:table-cell table:style-name="Default"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date assigned by the Seller at which the Catalogue was revis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RevisionTime">
            <text:p>RevisionTime</text:p>
          </table:table-cell>
          <table:table-cell table:style-name="ce8" office:value-type="string">
            <text:p>Catalogue Item Specification Update. Revision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table:style-name="Default" office:value-type="string">
            <text:p>Time</text:p>
          </table:table-cell>
          <table:table-cell table:formula="oooc:=IF([.F12]&lt;&gt;&quot;&quot;;CONCATENATE([.F12];&quot; &quot;;[.G12]);[.G12])" office:value-type="string" office:string-value="Revision Time">
            <text:p>Revision Time</text:p>
          </table:table-cell>
          <table:table-cell table:style-name="Default" office:value-type="string">
            <text:p>Tim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time assigned by the Seller at which the Catalogue was revis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Item Specification Update. Note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0" office:value-type="string">
            <text:p>Free-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Item Specification Update. Description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4]&lt;&gt;&quot;&quot;;CONCATENATE([.F14];&quot; &quot;;[.G14]);[.G14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A description of the Catalogue Revision.</text:p>
          </table:table-cell>
          <table:table-cell office:value-type="string">
            <text:p>"ratings based on new environmental standards for EU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Item Specification Update. Version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5]&lt;&gt;&quot;&quot;;CONCATENATE([.F15];&quot; &quot;;[.G15]);[.G15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Indicates the current version of the Catalogue Revision.</text:p>
          </table:table-cell>
          <table:table-cell office:value-type="string">
            <text:p>"1.1"</text:p>
          </table:table-cell>
          <table:table-cell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Catalogue Item Specification Update. Line Count. Numeric</text:p>
          </table:table-cell>
          <table:table-cell/>
          <table:table-cell office:value-type="string">
            <text:p>Catalogue Item Specification Updat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The number of lines in the document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Item Specification Update. Validity_ Period. Period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Period</text:p>
          </table:table-cell>
          <table:table-cell table:style-name="ce12"/>
          <table:table-cell table:style-name="ce24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Item Specification Update. Related_ Catalogue Reference. Catalogue Referenc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Related</text:p>
          </table:table-cell>
          <table:table-cell table:style-name="ce12"/>
          <table:table-cell table:style-name="ce12"/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 table:formula="oooc:=[.M18]" office:value-type="string" office:string-value="Catalogue Reference">
            <text:p>Catalogue Referenc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Reference</text:p>
          </table:table-cell>
          <table:table-cell table:style-name="ce12"/>
          <table:table-cell table:style-name="ce25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Catalogue containing the revised Item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Item Specification Update. Referenced_ Contract. Contract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Referenced</text:p>
          </table:table-cell>
          <table:table-cell table:style-name="ce12"/>
          <table:table-cell table:style-name="ce12"/>
          <table:table-cell table:style-name="ce4" table:formula="oooc:=[.M19]" office:value-type="string" office:string-value="Contract">
            <text:p>Contract</text:p>
          </table:table-cell>
          <table:table-cell table:style-name="ce4" table:formula="oooc:=[.M19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ontract</text:p>
          </table:table-cell>
          <table:table-cell table:style-name="ce12"/>
          <table:table-cell table:style-name="ce24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5" office:value-type="string">
            <text:p>An association to a framework agreement or contract.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Item Specification Update. Signatur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number-columns-repeated="2" table:style-name="ce12"/>
          <table:table-cell table:style-name="ce12"/>
          <table:table-cell table:style-name="ce4" table:formula="oooc:=[.M20]" office:value-type="string" office:string-value="Signature">
            <text:p>Signature</text:p>
          </table:table-cell>
          <table:table-cell table:style-name="ce4" table:formula="oooc:=[.M20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Signature</text:p>
          </table:table-cell>
          <table:table-cell table:style-name="ce12"/>
          <table:table-cell table:style-name="ce24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document.</text:p>
          </table:table-cell>
          <table:table-cell table:style-name="ce36" table:number-columns-repeated="2"/>
          <table:table-cell table:style-name="ce46" office:value-type="string">
            <text:p>2.0</text:p>
          </table:table-cell>
          <table:table-cell table:style-name="ce40"/>
          <table:table-cell table:style-name="ce25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ProviderParty</text:p>
          </table:table-cell>
          <table:table-cell table:style-name="ce5" office:value-type="string">
            <text:p>Catalogue Item Specification Update. Provider_ Party.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Provid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6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Provider Party.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ReceiverParty</text:p>
          </table:table-cell>
          <table:table-cell table:style-name="ce5" office:value-type="string">
            <text:p>Catalogue Item Specification Update. Receiver_ Party.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Receiver</text:p>
          </table:table-cell>
          <table:table-cell table:style-name="ce5" table:number-columns-repeated="2"/>
          <table:table-cell table:number-columns-repeated="2" table:style-name="ce5" office:value-type="string">
            <text:p>Party</text:p>
          </table:table-cell>
          <table:table-cell table:style-name="ce5" table:number-columns-repeated="3"/>
          <table:table-cell table:style-name="ce5" office:value-type="string">
            <text:p>Party</text:p>
          </table:table-cell>
          <table:table-cell table:style-name="ce5"/>
          <table:table-cell table:style-name="ce26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the Catalogue Receiver Party.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SellerSupplierParty</text:p>
          </table:table-cell>
          <table:table-cell table:style-name="ce5" office:value-type="string">
            <text:p>Catalogue Item Specification Update. Seller_ Supplier Party. Supplier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Seller</text:p>
          </table:table-cell>
          <table:table-cell table:style-name="ce5" table:number-columns-repeated="2"/>
          <table:table-cell table:number-columns-repeated="2" table:style-name="ce5" office:value-type="string">
            <text:p>Supplier Party</text:p>
          </table:table-cell>
          <table:table-cell table:style-name="ce5" table:number-columns-repeated="3"/>
          <table:table-cell table:style-name="ce5" office:value-type="string">
            <text:p>Supplier Party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Seller Party responsible for the contract to which the Catalogue relates.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5" office:value-type="string">
            <text:p>ContractorCustomerParty</text:p>
          </table:table-cell>
          <table:table-cell table:style-name="ce5" office:value-type="string">
            <text:p>Catalogue Item Specification Update. Contractor_ Customer Party. Customer Party</text:p>
          </table:table-cell>
          <table:table-cell table:style-name="ce5"/>
          <table:table-cell table:style-name="ce12" office:value-type="string">
            <text:p>Catalogue Item Specification Update</text:p>
          </table:table-cell>
          <table:table-cell table:style-name="ce5" office:value-type="string">
            <text:p>Contractor</text:p>
          </table:table-cell>
          <table:table-cell table:style-name="ce5" table:number-columns-repeated="2"/>
          <table:table-cell table:number-columns-repeated="2" table:style-name="ce5" office:value-type="string">
            <text:p>Customer Party</text:p>
          </table:table-cell>
          <table:table-cell table:style-name="ce5" table:number-columns-repeated="3"/>
          <table:table-cell table:style-name="ce5" office:value-type="string">
            <text:p>Customer Party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The Customer Party responsible for the contract to which the Catalogue relates.</text:p>
          </table:table-cell>
          <table:table-cell table:style-name="ce35"/>
          <table:table-cell table:style-name="ce41"/>
          <table:table-cell table:style-name="ce46" office:value-type="string">
            <text:p>2.0</text:p>
          </table:table-cell>
          <table:table-cell table:style-name="ce5" table:number-columns-repeated="2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Default" table:number-columns-repeated="206"/>
          <table:table-cell table:number-columns-repeated="19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Item Specification Update. Trading Terms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number-columns-repeated="2" table:style-name="ce12"/>
          <table:table-cell table:style-name="ce12"/>
          <table:table-cell table:style-name="ce4" table:formula="oooc:=[.M25]" office:value-type="string" office:string-value="Trading Terms">
            <text:p>Trading Terms</text:p>
          </table:table-cell>
          <table:table-cell table:style-name="ce4" table:formula="oooc:=[.M25]" office:value-type="string" office:string-value="Trading Terms">
            <text:p>Trading Terms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Trading Terms</text:p>
          </table:table-cell>
          <table:table-cell table:style-name="ce12"/>
          <table:table-cell table:style-name="ce24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rading term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faultLanguage">
            <text:p>DefaultLanguage</text:p>
          </table:table-cell>
          <table:table-cell table:style-name="ce4" office:value-type="string">
            <text:p>Catalogue Item Specification Update. Default_ Language. Languag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style-name="ce12" office:value-type="string">
            <text:p>Default</text:p>
          </table:table-cell>
          <table:table-cell table:style-name="ce12"/>
          <table:table-cell table:style-name="ce12"/>
          <table:table-cell table:style-name="ce4" table:formula="oooc:=[.M26]" office:value-type="string" office:string-value="Language">
            <text:p>Language</text:p>
          </table:table-cell>
          <table:table-cell table:style-name="ce4" table:formula="oooc:=[.M26]" office:value-type="string" office:string-value="Language">
            <text:p>Languag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Language</text:p>
          </table:table-cell>
          <table:table-cell table:style-name="ce12"/>
          <table:table-cell table:style-name="ce24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The default language for the item specification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06"/>
          <table:table-cell table:style-name="ce7"/>
          <table:table-cell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atalogueItemSpecificationUpdateLine">
            <text:p>CatalogueItemSpecificationUpdateLine</text:p>
          </table:table-cell>
          <table:table-cell table:style-name="ce4" office:value-type="string">
            <text:p>Catalogue Item Specification Update. Catalogue Item Specification Update Line</text:p>
          </table:table-cell>
          <table:table-cell table:style-name="ce12"/>
          <table:table-cell table:style-name="ce12" office:value-type="string">
            <text:p>Catalogue Item Specification Update</text:p>
          </table:table-cell>
          <table:table-cell table:number-columns-repeated="2" table:style-name="ce12"/>
          <table:table-cell table:style-name="ce12"/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 table:formula="oooc:=[.M27]" office:value-type="string" office:string-value="Catalogue Item Specification Update Line">
            <text:p>Catalogue Item Specification Update Line</text:p>
          </table:table-cell>
          <table:table-cell table:style-name="ce4"/>
          <table:table-cell table:style-name="ce12" table:number-columns-repeated="2"/>
          <table:table-cell table:style-name="ce5" office:value-type="string">
            <text:p>Catalogue Item Specification Update Line</text:p>
          </table:table-cell>
          <table:table-cell table:style-name="ce12"/>
          <table:table-cell table:style-name="ce24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Catalogue Item Specification Update Lines.</text:p>
          </table:table-cell>
          <table:table-cell table:style-name="ce36"/>
          <table:table-cell table:style-name="ce40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0"/>
          <table:table-cell table:style-name="ce27"/>
          <table:table-cell table:style-name="ce20" office:value-type="string">
            <text:p>END</text:p>
          </table:table-cell>
          <table:table-cell table:style-name="ce37" table:number-columns-repeated="4"/>
          <table:table-cell table:style-name="ce42"/>
          <table:table-cell table:style-name="ce48"/>
          <table:table-cell table:style-name="ce6" table:number-columns-repeated="9"/>
          <table:table-cell table:number-columns-repeated="225"/>
        </table:table-row>
        <table:table-row table:style-name="ro2">
          <table:table-cell table:number-columns-repeated="256"/>
        </table:table-row>
        <table:table-row table:style-name="ro3" table:number-rows-repeated="47">
          <table:table-cell table:number-columns-repeated="256"/>
        </table:table-row>
        <table:table-row table:style-name="ro4">
          <table:table-cell table:style-name="ce6" table:number-columns-repeated="13"/>
          <table:table-cell table:style-name="ce20"/>
          <table:table-cell table:style-name="ce27"/>
          <table:table-cell table:style-name="ce20" office:value-type="string">
            <text:p>END</text:p>
          </table:table-cell>
          <table:table-cell table:style-name="ce37" table:number-columns-repeated="2"/>
          <table:table-cell table:style-name="ce42"/>
          <table:table-cell table:style-name="ce37"/>
          <table:table-cell table:style-name="ce6" table:number-columns-repeated="11"/>
          <table:table-cell table:number-columns-repeated="225"/>
        </table:table-row>
        <table:table-row table:style-name="ro3" table:number-rows-repeated="6545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atalogue Item Specification Up'.$A$1" table:cell-range-address="$'Catalogue Item Specification Up'.$A$1:.$IV$1"/>
        <table:named-expression table:name="BuiltIn_AutoFilter___1" table:base-cell-address="$'Catalogue Item Specification Up'.$A$1" table:expression="&quot;$Invoice.$#REF!$#REF!:$#REF!$#REF!&quot;"/>
        <table:named-range table:name="Excel_BuiltIn_Print_Titles_1" table:base-cell-address="$'Catalogue Item Specification Up'.$A$1" table:cell-range-address="$'Catalogue Item Specification Up'.$A$2:.$IC$2"/>
        <table:named-expression table:name="Excel_BuiltIn_Print_Titles_1___0" table:base-cell-address="$'Catalogue Item Specification Up'.$A$1" table:expression="&quot;$Invoice.$#REF!$#REF!:$#REF!$#REF!&quot;"/>
        <table:named-range table:name="Excel_BuiltIn_Print_Area_1" table:base-cell-address="$'Catalogue Item Specification Up'.$A$1" table:cell-range-address="$'Catalogue Item Specification Up'.$A$2:.$AE$20" table:range-usable-as="print-range"/>
        <table:named-range table:name="Excel_BuiltIn_Print_Titles_1 1" table:base-cell-address="$'Catalogue Item Specification Up'.$A$1" table:cell-range-address="$'Catalogue Item Specification Up'.$A$2:.$IV$2" table:range-usable-as="repeat-column repeat-row"/>
      </table:named-expressions>
      <table:database-ranges>
        <table:database-range table:name="Excel_BuiltIn__FilterDatabase_1" table:target-range-address="'Catalogue Item Specification Up'.A1:'Catalogue Item Specification Up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Item_20_Specification_20_Up" style:display-name="PageStyle_Catalogue Item Specification Up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2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0:17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89"/>
  </office:meta>
</office:document-meta>
</file>